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B000002EEBE86E528F721048D.png" manifest:media-type="image/png"/>
  <manifest:file-entry manifest:full-path="Pictures/100015D0000047710000504B5E4079B66EF3ABF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85cm" fo:min-width="3.5cm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5.85cm" fo:min-width="8cm"/>
    </style:style>
    <style:style style:name="gr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5.85cm" fo:min-width="7.6cm"/>
    </style:style>
    <style:style style:name="gr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886cm" fo:min-width="1.27cm"/>
    </style:style>
    <style:style style:name="gr5" style:family="graphic" style:parent-style-name="standard">
      <style:graphic-properties draw:stroke="none" draw:fill="solid" draw:fill-color="#5eb91e" draw:textarea-vertical-align="middle"/>
    </style:style>
    <style:style style:name="gr6" style:family="graphic" style:parent-style-name="standard">
      <style:graphic-properties draw:stroke="none" draw:fill="solid" draw:fill-color="#50938a" draw:textarea-vertical-align="middle"/>
    </style:style>
    <style:style style:name="gr7" style:family="graphic" style:parent-style-name="standard">
      <style:graphic-properties draw:fill="solid" draw:fill-color="#ffffa6" draw:textarea-horizontal-align="justify" draw:textarea-vertical-align="middle" draw:auto-grow-height="false" fo:min-height="0cm" fo:min-width="0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927cm" fo:min-width="0.77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37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33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32cm" fo:min-width="0cm"/>
    </style:style>
    <style:style style:name="gr1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3cm" svg:stroke-color="#6666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827cm" fo:min-width="2.1cm"/>
    </style:style>
    <style:style style:name="gr17" style:family="graphic" style:parent-style-name="objectwithoutfill">
      <style:graphic-properties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28cm" svg:stroke-color="#ddddd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draw:fill-color="#666666" draw:textarea-horizontal-align="justify" draw:textarea-vertical-align="middle" draw:auto-grow-height="false" fo:min-height="0.744cm" fo:min-width="1.094cm"/>
    </style:style>
    <style:style style:name="gr20" style:family="graphic" style:parent-style-name="standard">
      <style:graphic-properties svg:stroke-width="0.081cm" svg:stroke-color="#eeeeee" draw:marker-start-width="0.321cm" draw:marker-end-width="0.321cm" draw:fill="none" draw:fill-color="#ffffff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28cm" draw:marker-end-width="0.28cm" draw:fill="solid" draw:fill-color="#50200c" draw:textarea-horizontal-align="justify" draw:textarea-vertical-align="middle" draw:auto-grow-height="false" fo:min-height="1.188cm" fo:min-width="1.661cm" fo:padding-top="0.15cm" fo:padding-bottom="0.15cm" fo:padding-left="0.275cm" fo:padding-right="0.275cm"/>
    </style:style>
    <style:style style:name="gr25" style:family="graphic" style:parent-style-name="objectwithoutfill">
      <style:graphic-properties svg:stroke-color="#000000" draw:fill="solid" draw:textarea-vertical-align="middle"/>
    </style:style>
    <style:style style:name="gr26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0.787cm" fo:min-width="1.099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cm" svg:stroke-color="#000000" draw:marker-start-width="0.28cm" draw:marker-end-width="0.28cm" draw:fill="solid" draw:fill-color="#5eb91e" draw:textarea-vertical-align="middle"/>
    </style:style>
    <style:style style:name="gr28" style:family="graphic" style:parent-style-name="standard">
      <style:graphic-properties draw:stroke="none" svg:stroke-width="0.05cm" svg:stroke-color="#000000" draw:marker-start-width="0.28cm" draw:marker-end-width="0.28cm" draw:fill="solid" draw:fill-color="#50938a" draw:textarea-vertical-align="middle"/>
    </style:style>
    <style:style style:name="gr29" style:family="graphic" style:parent-style-name="standard">
      <style:graphic-properties svg:stroke-width="0.05cm" svg:stroke-color="#000000" draw:marker-start-width="0.28cm" draw:marker-end-width="0.28cm" draw:fill="solid" draw:fill-color="#ffffa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stroke="none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cm" svg:stroke-color="#666666" draw:marker-start-width="0.35cm" draw:marker-end-width="0.35cm" draw:fill="solid" draw:fill-color="#eeeeee" draw:textarea-horizontal-align="justify" draw:textarea-vertical-align="middle" draw:auto-grow-height="false" fo:min-height="1.004cm" fo:min-width="1.254cm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729fcf" draw:textarea-horizontal-align="justify" draw:textarea-vertical-align="middle" draw:auto-grow-height="false" fo:min-height="0.649cm" fo:min-width="0.9cm"/>
    </style:style>
    <style:style style:name="gr3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svg:stroke-width="0.1cm" svg:stroke-color="#666666" draw:marker-start-width="0.35cm" draw:marker-end-width="0.35cm" draw:fill="solid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000000" draw:marker-start-width="0.35cm" draw:marker-end="Rounded_20_short_20_Arrow" draw:marker-end-width="0.35cm" draw:fill="solid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5eb91e"/>
      <style:paragraph-properties fo:text-align="center"/>
    </style:style>
    <style:style style:name="P5" style:family="paragraph">
      <loext:graphic-properties draw:fill="solid" draw:fill-color="#50938a"/>
      <style:paragraph-properties fo:text-align="center"/>
    </style:style>
    <style:style style:name="P6" style:family="paragraph">
      <loext:graphic-properties draw:fill="solid" draw:fill-color="#ffffa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solid" draw:fill-color="#50200c"/>
      <style:paragraph-properties fo:text-align="center"/>
    </style:style>
    <style:style style:name="P15" style:family="paragraph">
      <loext:graphic-properties draw:fill="solid" draw:fill-color="#eeeeee"/>
      <style:paragraph-properties fo:text-align="center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6.1cm" svg:x="8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6.1cm" svg:x="12.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1cm" svg:height="6.1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1.77cm" svg:height="1.136cm" svg:x="5cm" svg:y="1.7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" draw:text-style-name="P4" draw:layer="layout" svg:width="0.929cm" svg:height="0.789cm" svg:x="5cm" svg:y="2.119cm" svg:viewBox="0 0 930 790" svg:d="M0 790c360-1778 930 0 930 0z">
            <text:p/>
          </draw:path>
          <draw:path draw:style-name="gr6" draw:text-style-name="P5" draw:layer="layout" svg:width="0.929cm" svg:height="0.623cm" svg:x="5.69cm" svg:y="2.27cm" svg:viewBox="0 0 930 624" svg:d="M0 624c360-1404 930 0 930 0z">
            <text:p/>
          </draw:path>
          <draw:custom-shape draw:style-name="gr7" draw:text-style-name="P6" draw:layer="layout" svg:width="0.195cm" svg:height="0.21cm" svg:x="6.431cm" svg:y="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0.234cm" svg:height="0.263cm" svg:x="5.2cm" svg:y="2.306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BE86E528F721048D.png" xlink:type="simple" xlink:show="embed" xlink:actuate="onLoad" loext:mime-type="image/png"/>
          </draw:frame>
          <draw:frame draw:style-name="gr8" draw:text-style-name="P7" draw:layer="layout" svg:width="0.268cm" svg:height="0.3cm" svg:x="5.902cm" svg:y="2.428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BE86E528F721048D.png" xlink:type="simple" xlink:show="embed" xlink:actuate="onLoad" loext:mime-type="image/png"/>
          </draw:frame>
        </draw:g>
        <draw:g>
          <draw:custom-shape draw:style-name="gr9" draw:text-style-name="P8" draw:layer="layout" svg:width="1.275cm" svg:height="1.177cm" svg:x="4.525cm" svg:y="3.9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87cm" svg:height="0.687cm" svg:x="4.8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96cm" svg:height="0.883cm" svg:x="5.055cm" svg:y="4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96cm" svg:height="0.882cm" draw:transform="skewX (-0.0010471975511966) rotate (-1.56172061468453) translate (5.593cm 4.41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6cm" svg:height="0.883cm" draw:transform="skewX (0.00558505360638194) rotate (-2.34101012569999) translate (5.538cm 4.75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4cm" svg:height="0.883cm" draw:transform="rotate (-0.77876591223987) translate (5.393cm 4.13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0.294cm" svg:height="0.294cm" svg:x="5.0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9" draw:layer="layout" svg:width="1.497cm" svg:height="0.799cm" draw:transform="skewX (0.0921533845053007) rotate (-1.05889125718496) translate (7.52006487930541cm 1.49995744680851cm)" svg:viewBox="0 0 1498 800" svg:d="M0 0c937 1 1498 800 1498 800">
            <text:p/>
          </draw:path>
          <draw:path draw:style-name="gr14" draw:text-style-name="P9" draw:layer="layout" svg:width="1.497cm" svg:height="0.796cm" draw:transform="skewX (-0.0897099235525085) rotate (1.06081111936215) translate (6.78702738238723cm 2.80722212990213cm)" svg:viewBox="0 0 1498 797" svg:d="M1498 0c-937-1-1498 797-1498 797">
            <text:p/>
          </draw:path>
        </draw:g>
        <draw:line draw:style-name="gr15" draw:text-style-name="P9" draw:layer="layout" svg:x1="6.77cm" svg:y1="1.908cm" svg:x2="7.519cm" svg:y2="1.908cm">
          <text:p/>
        </draw:line>
        <draw:line draw:style-name="gr15" draw:text-style-name="P9" draw:layer="layout" svg:x1="6.77cm" svg:y1="2.317cm" svg:x2="8.2cm" svg:y2="2.317cm">
          <text:p/>
        </draw:line>
        <draw:line draw:style-name="gr15" draw:text-style-name="P9" draw:layer="layout" svg:x1="6.77cm" svg:y1="2.794cm" svg:x2="7.519cm" svg:y2="2.794cm">
          <text:p/>
        </draw:line>
        <draw:line draw:style-name="gr15" draw:text-style-name="P9" draw:layer="layout" svg:x1="8.2cm" svg:y1="2.317cm" svg:x2="7.519cm" svg:y2="1.908cm">
          <text:p/>
        </draw:line>
        <draw:line draw:style-name="gr15" draw:text-style-name="P9" draw:layer="layout" svg:x1="8.2cm" svg:y1="2.317cm" svg:x2="7.519cm" svg:y2="2.794cm">
          <text:p/>
        </draw:line>
        <draw:g>
          <draw:custom-shape draw:style-name="gr16" draw:text-style-name="P8" draw:layer="layout" svg:width="2.6cm" svg:height="2.077cm" svg:x="9.3cm" svg:y="3.5cm">
            <text:p/>
            <draw:enhanced-geometry svg:viewBox="0 0 21600 21600" draw:type="rectangle" draw:enhanced-path="M 0 0 L 21600 0 21600 21600 0 21600 0 0 Z N"/>
          </draw:custom-shape>
          <draw:path draw:style-name="gr17" draw:text-style-name="P9" draw:layer="layout" svg:width="2.469cm" svg:height="0.736cm" draw:transform="rotate (0.380481776934764) translate (9.2547460571811cm 4.686821398906cm)" svg:viewBox="0 0 2470 737" svg:d="M0 660c186 75 401 108 631 38 613-186 709-458 1245-688 129-55 594 130 594 130">
            <text:p/>
          </draw:path>
          <draw:line draw:style-name="gr18" draw:text-style-name="P9" draw:layer="layout" svg:x1="9.5cm" svg:y1="5.3cm" svg:x2="9.5cm" svg:y2="3.8cm">
            <text:p/>
          </draw:line>
          <draw:line draw:style-name="gr18" draw:text-style-name="P9" draw:layer="layout" svg:x1="9.5cm" svg:y1="5.3cm" svg:x2="11.7cm" svg:y2="5.3cm">
            <text:p/>
          </draw:line>
        </draw:g>
        <draw:g>
          <draw:custom-shape draw:style-name="gr9" draw:text-style-name="P8" draw:layer="layout" svg:width="1.275cm" svg:height="1.177cm" svg:x="6.625cm" svg:y="3.9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87cm" svg:height="0.687cm" svg:x="6.9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96cm" svg:height="0.883cm" svg:x="7.155cm" svg:y="4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96cm" svg:height="0.882cm" draw:transform="skewX (-0.0010471975511966) rotate (-1.56172061468453) translate (7.693cm 4.41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6cm" svg:height="0.883cm" draw:transform="skewX (0.00558505360638194) rotate (-2.34101012569999) translate (7.638cm 4.75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4cm" svg:height="0.883cm" draw:transform="rotate (-0.77876591223987) translate (7.493cm 4.13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0.294cm" svg:height="0.294cm" svg:x="7.1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10" draw:layer="layout" svg:width="1.7cm" svg:height="1.1cm" svg:x="1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0.7cm" svg:height="0.7cm" svg:x="1.9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7cm" svg:height="0.2cm" svg:x="1.9cm" svg:y="3.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2" draw:layer="layout" svg:width="0.1cm" svg:height="0.1cm" svg:x="2.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1.035cm" svg:height="0.962cm" svg:x="5.7cm" svg:y="3.9cm">
          <draw:text-box>
            <text:p>...</text:p>
          </draw:text-box>
        </draw:frame>
        <draw:g>
          <draw:custom-shape draw:style-name="gr24" draw:text-style-name="P14" draw:layer="layout" svg:width="2.211cm" svg:height="1.488cm" svg:x="17.989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9" draw:layer="layout" svg:x1="17.983cm" svg:y1="3.8cm" svg:x2="20.2cm" svg:y2="5.3cm">
            <text:p/>
          </draw:line>
          <draw:line draw:style-name="gr25" draw:text-style-name="P9" draw:layer="layout" svg:x1="17.983cm" svg:y1="5.3cm" svg:x2="20.2cm" svg:y2="3.8cm">
            <text:p/>
          </draw:line>
          <draw:g>
            <draw:custom-shape draw:style-name="gr26" draw:text-style-name="P3" draw:layer="layout" svg:width="1.649cm" svg:height="1.087cm" svg:x="18.263cm" svg:y="3.9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27" draw:text-style-name="P4" draw:layer="layout" svg:width="0.866cm" svg:height="0.756cm" svg:x="18.288cm" svg:y="4.315cm" svg:viewBox="0 0 867 757" svg:d="M0 757c336-1703 867 0 867 0z">
              <text:p/>
            </draw:path>
            <draw:path draw:style-name="gr28" draw:text-style-name="P5" draw:layer="layout" svg:width="0.866cm" svg:height="0.596cm" svg:x="18.906cm" svg:y="4.479cm" svg:viewBox="0 0 867 597" svg:d="M0 597c336-1344 867 0 867 0z">
              <text:p/>
            </draw:path>
            <draw:custom-shape draw:style-name="gr29" draw:text-style-name="P6" draw:layer="layout" svg:width="0.181cm" svg:height="0.2cm" svg:x="19.597cm" svg:y="4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0" draw:text-style-name="P7" draw:layer="layout" svg:width="0.218cm" svg:height="0.252cm" svg:x="18.45cm" svg:y="4.507cm">
              <draw:image xlink:href="Pictures/100015D0000047710000504B5E4079B66EF3ABFB.svg" xlink:type="simple" xlink:show="embed" xlink:actuate="onLoad" loext:mime-type="image/svg+xml">
                <text:p/>
              </draw:image>
              <draw:image xlink:href="Pictures/100002010000029B000002EEBE86E528F721048D.png" xlink:type="simple" xlink:show="embed" xlink:actuate="onLoad" loext:mime-type="image/png"/>
            </draw:frame>
            <draw:frame draw:style-name="gr30" draw:text-style-name="P7" draw:layer="layout" svg:width="0.25cm" svg:height="0.287cm" svg:x="19.103cm" svg:y="4.624cm">
              <draw:image xlink:href="Pictures/100015D0000047710000504B5E4079B66EF3ABFB.svg" xlink:type="simple" xlink:show="embed" xlink:actuate="onLoad" loext:mime-type="image/svg+xml">
                <text:p/>
              </draw:image>
              <draw:image xlink:href="Pictures/100002010000029B000002EEBE86E528F721048D.png" xlink:type="simple" xlink:show="embed" xlink:actuate="onLoad" loext:mime-type="image/png"/>
            </draw:frame>
          </draw:g>
        </draw:g>
        <draw:custom-shape draw:style-name="gr31" draw:text-style-name="P15" draw:layer="layout" svg:width="2cm" svg:height="1.5cm" svg:x="13.9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2" draw:text-style-name="P3" draw:layer="layout" svg:width="1.4cm" svg:height="0.899cm" svg:x="14.2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" draw:text-style-name="P4" draw:layer="layout" svg:width="0.735cm" svg:height="0.624cm" svg:x="14.2cm" svg:y="2.074cm" svg:viewBox="0 0 736 625" svg:d="M0 625c285-1406 736 0 736 0z">
            <text:p/>
          </draw:path>
          <draw:path draw:style-name="gr6" draw:text-style-name="P5" draw:layer="layout" svg:width="0.735cm" svg:height="0.492cm" svg:x="14.746cm" svg:y="2.21cm" svg:viewBox="0 0 736 493" svg:d="M0 493c285-1110 736 0 736 0z">
            <text:p/>
          </draw:path>
          <draw:custom-shape draw:style-name="gr7" draw:text-style-name="P6" draw:layer="layout" svg:width="0.154cm" svg:height="0.166cm" svg:x="15.332cm" svg:y="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0.185cm" svg:height="0.208cm" svg:x="14.358cm" svg:y="2.222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BE86E528F721048D.png" xlink:type="simple" xlink:show="embed" xlink:actuate="onLoad" loext:mime-type="image/png"/>
          </draw:frame>
          <draw:frame draw:style-name="gr8" draw:text-style-name="P7" draw:layer="layout" svg:width="0.212cm" svg:height="0.237cm" svg:x="14.913cm" svg:y="2.319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BE86E528F721048D.png" xlink:type="simple" xlink:show="embed" xlink:actuate="onLoad" loext:mime-type="image/png"/>
          </draw:frame>
        </draw:g>
        <draw:custom-shape draw:style-name="gr33" draw:text-style-name="P16" draw:layer="layout" svg:width="0.6cm" svg:height="0.3cm" svg:x="14.6cm" svg:y="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4" draw:text-style-name="P9" draw:layer="layout" svg:x1="14.4cm" svg:y1="3.3cm" svg:x2="15.4cm" svg:y2="3.3cm">
          <text:p/>
        </draw:line>
        <draw:line draw:style-name="gr35" draw:text-style-name="P9" draw:layer="layout" svg:x1="8.2cm" svg:y1="4.5cm" svg:x2="9.1cm" svg:y2="4.5cm">
          <text:p/>
        </draw:line>
        <draw:line draw:style-name="gr35" draw:text-style-name="P9" draw:layer="layout" svg:x1="12.175cm" svg:y1="4.5cm" svg:x2="13.075cm" svg:y2="4.5cm">
          <text:p/>
        </draw:line>
        <draw:line draw:style-name="gr35" draw:text-style-name="P9" draw:layer="layout" svg:x1="16.85cm" svg:y1="4.5cm" svg:x2="17.75cm" svg:y2="4.5cm">
          <text:p/>
        </draw:line>
        <draw:line draw:style-name="gr35" draw:text-style-name="P9" draw:layer="layout" svg:x1="3.375cm" svg:y1="4.5cm" svg:x2="4.275cm" svg:y2="4.5cm">
          <text:p/>
        </draw:line>
        <draw:g>
          <draw:custom-shape draw:style-name="gr9" draw:text-style-name="P8" draw:layer="layout" svg:width="1.275cm" svg:height="1.177cm" svg:x="13.225cm" svg:y="3.9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87cm" svg:height="0.687cm" svg:x="13.5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96cm" svg:height="0.883cm" svg:x="13.755cm" svg:y="4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96cm" svg:height="0.882cm" draw:transform="skewX (-0.0010471975511966) rotate (-1.56172061468453) translate (14.293cm 4.41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6cm" svg:height="0.883cm" draw:transform="skewX (0.00558505360638194) rotate (-2.34101012569999) translate (14.238cm 4.75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4cm" svg:height="0.883cm" draw:transform="rotate (-0.77876591223987) translate (14.093cm 4.13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0.294cm" svg:height="0.294cm" svg:x="13.7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8" draw:layer="layout" svg:width="1.275cm" svg:height="1.177cm" svg:x="15.325cm" svg:y="3.9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87cm" svg:height="0.687cm" svg:x="15.6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96cm" svg:height="0.883cm" svg:x="15.855cm" svg:y="4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96cm" svg:height="0.882cm" draw:transform="skewX (-0.0010471975511966) rotate (-1.56172061468453) translate (16.393cm 4.41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6cm" svg:height="0.883cm" draw:transform="skewX (0.00558505360638194) rotate (-2.34101012569999) translate (16.338cm 4.75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4cm" svg:height="0.883cm" draw:transform="rotate (-0.77876591223987) translate (16.193cm 4.13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0.294cm" svg:height="0.294cm" svg:x="15.8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13" draw:layer="layout" svg:width="1.035cm" svg:height="0.962cm" svg:x="14.4cm" svg:y="3.9cm">
          <draw:text-box>
            <text:p>...</text:p>
          </draw:text-box>
        </draw:frame>
        <draw:frame draw:style-name="gr36" draw:text-style-name="P17" draw:layer="layout" svg:width="0.853cm" svg:height="0.962cm" svg:x="4.5cm" svg:y="6.1cm">
          <draw:text-box>
            <text:p>1</text:p>
          </draw:text-box>
        </draw:frame>
        <draw:frame draw:style-name="gr36" draw:text-style-name="P17" draw:layer="layout" svg:width="0.853cm" svg:height="0.962cm" svg:x="10.201cm" svg:y="6.1cm">
          <draw:text-box>
            <text:p>2</text:p>
          </draw:text-box>
        </draw:frame>
        <draw:frame draw:style-name="gr36" draw:text-style-name="P17" draw:layer="layout" svg:width="0.853cm" svg:height="0.962cm" svg:x="15.801cm" svg:y="6.1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1-06T07:14:12.564995319</meta:creation-date>
    <dc:date>2020-11-06T10:31:19.738975928</dc:date>
    <meta:editing-duration>PT2H1M33S</meta:editing-duration>
    <meta:editing-cycles>4</meta:editing-cycles>
    <meta:generator>LibreOffice/6.4.0.3$MacOSX_X86_64 LibreOffice_project/b0a288ab3d2d4774cb44b62f04d5d28733ac6df8</meta:generator>
    <meta:document-statistic meta:object-count="89"/>
  </office:meta>
</office:document-meta>
</file>